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3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4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5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4.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15cm" fo:min-width="4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95cm" fo:min-width="4.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4.5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4.45cm" fo:min-width="4.5cm"/>
    </style:style>
    <style:style style:name="gr11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12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51cm" fo:min-width="4.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51cm" fo:min-width="4.5cm"/>
    </style:style>
    <style:style style:name="gr15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16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51cm" fo:min-width="4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65cm" fo:min-width="3.5cm"/>
    </style:style>
    <style:style style:name="gr19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20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21" style:family="graphic" style:parent-style-name="measure" style:list-style-name="L1">
      <style:graphic-properties draw:stroke="dash" draw:stroke-dash="Fine_20_Dashed" draw:textarea-vertical-align="middle" draw:line-distance="1.096cm"/>
    </style:style>
    <style:style style:name="gr22" style:family="graphic" style:parent-style-name="measure" style:list-style-name="L1">
      <style:graphic-properties draw:stroke="dash" draw:stroke-dash="Fine_20_Dashed" draw:textarea-vertical-align="middle" draw:line-distance="1.1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measure" style:list-style-name="L1">
      <style:graphic-properties draw:stroke="dash" draw:stroke-dash="Fine_20_Dashed" draw:textarea-vertical-align="middle"/>
    </style:style>
    <style:style style:name="gr25" style:family="graphic" style:parent-style-name="measure" style:list-style-name="L1">
      <style:graphic-properties draw:stroke="dash" draw:stroke-dash="Fine_20_Dashed" draw:textarea-vertical-align="middle" draw:line-distance="1.053cm"/>
    </style:style>
    <style:style style:name="gr26" style:family="graphic" style:parent-style-name="measure" style:list-style-name="L1">
      <style:graphic-properties draw:stroke="dash" draw:stroke-dash="Fine_20_Dashed" draw:textarea-vertical-align="middle" draw:line-distance="1.674cm"/>
    </style:style>
    <style:style style:name="gr27" style:family="graphic" style:parent-style-name="standard">
      <style:graphic-properties svg:stroke-color="#000000" draw:fill="none" draw:fill-color="#000000" draw:textarea-vertical-align="middle"/>
    </style:style>
    <style:style style:name="gr28" style:family="graphic" style:parent-style-name="measure" style:list-style-name="L1">
      <style:graphic-properties draw:stroke="dash" draw:stroke-dash="Fine_20_Dashed" draw:marker-start="Arrow" draw:textarea-vertical-align="middle" draw:line-distance="0.765cm" draw:placing="above"/>
    </style:style>
    <style:style style:name="gr29" style:family="graphic" style:parent-style-name="measure" style:list-style-name="L1">
      <style:graphic-properties draw:stroke="dash" draw:stroke-dash="Fine_20_Dashed" draw:textarea-vertical-align="middle"/>
    </style:style>
    <style:style style:name="gr30" style:family="graphic" style:parent-style-name="measure" style:list-style-name="L1">
      <style:graphic-properties draw:stroke="dash" draw:stroke-dash="Fine_20_Dashed" draw:textarea-vertical-align="middle" draw:line-distance="2.634cm"/>
    </style:style>
    <style:style style:name="gr31" style:family="graphic" style:parent-style-name="standard">
      <style:graphic-properties svg:stroke-color="#000000" draw:fill="none" draw:fill-color="#ddddd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5cm"/>
    </style:style>
    <style:style style:name="gr33" style:family="graphic" style:parent-style-name="standard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01cm"/>
    </style:style>
    <style:style style:name="gr35" style:family="graphic" style:parent-style-name="measure" style:list-style-name="L1">
      <style:graphic-properties draw:stroke="dash" draw:stroke-dash="Fine_20_Dashed" draw:textarea-vertical-align="middle" draw:line-distance="1.765cm"/>
    </style:style>
    <style:style style:name="gr36" style:family="graphic" style:parent-style-name="measure" style:list-style-name="L1">
      <style:graphic-properties draw:stroke="dash" draw:stroke-dash="Fine_20_Dashed" draw:textarea-vertical-align="middle" draw:line-distance="2.437cm"/>
    </style:style>
    <style:style style:name="gr37" style:family="graphic" style:parent-style-name="measure" style:list-style-name="L1">
      <style:graphic-properties draw:stroke="dash" draw:stroke-dash="Fine_20_Dashed" draw:textarea-vertical-align="middle" draw:line-distance="2.133cm"/>
    </style:style>
    <style:style style:name="gr38" style:family="graphic" style:parent-style-name="measure" style:list-style-name="L1">
      <style:graphic-properties draw:stroke="dash" draw:stroke-dash="Fine_20_Dashed" draw:textarea-vertical-align="middle" draw:line-distance="1.625cm"/>
    </style:style>
    <style:style style:name="gr39" style:family="graphic" style:parent-style-name="measure" style:list-style-name="L1">
      <style:graphic-properties draw:stroke="dash" draw:stroke-dash="Fine_20_Dashed" draw:textarea-vertical-align="middle" draw:line-distance="5.388cm"/>
    </style:style>
    <style:style style:name="gr40" style:family="graphic" style:parent-style-name="measure" style:list-style-name="L1">
      <style:graphic-properties draw:stroke="dash" draw:stroke-dash="Fine_20_Dashed" draw:textarea-vertical-align="middle" draw:line-distance="0.9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dddddd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cm" svg:y1="18.995cm" svg:x2="12cm" svg:y2="4.6cm">
          <text:p/>
        </draw:line>
        <draw:line draw:style-name="gr1" draw:text-style-name="P1" draw:layer="layout" svg:x1="17cm" svg:y1="18.995cm" svg:x2="17cm" svg:y2="4.6cm">
          <text:p/>
        </draw:line>
        <draw:line draw:style-name="gr1" draw:text-style-name="P1" draw:layer="layout" svg:x1="7cm" svg:y1="19cm" svg:x2="7cm" svg:y2="5.1cm">
          <text:p/>
        </draw:line>
        <draw:line draw:style-name="gr1" draw:text-style-name="P1" draw:layer="layout" svg:x1="2cm" svg:y1="19cm" svg:x2="2cm" svg:y2="5.1cm">
          <text:p/>
        </draw:line>
        <draw:measure draw:style-name="gr2" draw:text-style-name="P2" draw:layer="measurelines" svg:x1="6.9cm" svg:y1="5.095cm" svg:x2="6.9cm" svg:y2="5.995cm">
          <text:p text:style-name="P2"><text:span text:style-name="T1"><text:measure text:kind="gap"/></text:span><text:span text:style-name="T1">91 mm</text:span><text:span text:style-name="T1"><text:measure text:kind="gap"/></text:span></text:p>
        </draw:measure>
        <draw:measure draw:style-name="gr3" draw:text-style-name="P2" draw:layer="measurelines" svg:x1="6.9cm" svg:y1="7.595cm" svg:x2="6.9cm" svg:y2="12.995cm">
          <text:p text:style-name="P2"><text:span text:style-name="T1">544 mm</text:span></text:p>
        </draw:measure>
        <draw:measure draw:style-name="gr4" draw:text-style-name="P2" draw:layer="layout" svg:x1="6.9cm" svg:y1="14.795cm" svg:x2="6.9cm" svg:y2="18.995cm">
          <text:p text:style-name="P2"><text:span text:style-name="T1">424 mm</text:span></text:p>
        </draw:measure>
        <draw:measure draw:style-name="gr5" draw:text-style-name="P2" draw:layer="layout" svg:x1="12.1cm" svg:y1="19cm" svg:x2="12.1cm" svg:y2="17.1cm">
          <text:p text:style-name="P2"><text:span text:style-name="T1">186 mm</text:span></text:p>
        </draw:measure>
        <draw:custom-shape draw:style-name="gr6" draw:text-style-name="P1" draw:layer="layout" svg:width="5cm" svg:height="0.9cm" svg:x="2cm" svg:y="5.1cm">
          <text:p text:style-name="P3">C.P. FRO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5.4cm" svg:x="2cm" svg:y="7.6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4.2cm" svg:x="2cm" svg:y="14.8cm">
          <text:p text:style-name="P3">BOTTOM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cm" svg:height="1.9cm" svg:x="12cm" svg:y="17.095cm">
          <text:p text:style-name="P3">CONTROL</text:p>
          <text:p text:style-name="P3">PANEL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4.7cm" svg:x="12cm" svg:y="11.295cm">
          <text:p text:style-name="P3">FRONT</text:p>
          <draw:enhanced-geometry svg:viewBox="0 0 21600 21600" draw:type="rectangle" draw:enhanced-path="M 0 0 L 21600 0 21600 21600 0 21600 0 0 Z N"/>
        </draw:custom-shape>
        <draw:measure draw:style-name="gr11" draw:text-style-name="P2" draw:layer="layout" svg:x1="12.1cm" svg:y1="16cm" svg:x2="12.1cm" svg:y2="11.3cm">
          <text:p text:style-name="P2"><text:span text:style-name="T1">474 mm</text:span></text:p>
        </draw:measure>
        <draw:measure draw:style-name="gr12" draw:text-style-name="P2" draw:layer="layout" svg:x1="16.9cm" svg:y1="9.195cm" svg:x2="16.9cm" svg:y2="9.996cm">
          <text:p text:style-name="P2"><text:span text:style-name="T1">80 mm</text:span></text:p>
        </draw:measure>
        <draw:custom-shape draw:style-name="gr13" draw:text-style-name="P1" draw:layer="layout" svg:width="5cm" svg:height="0.801cm" svg:x="12cm" svg:y="9.195cm">
          <text:p text:style-name="P3">MQ. BOTTOM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cm" svg:height="1.201cm" svg:x="12cm" svg:y="6.8cm">
          <text:p text:style-name="P3">MARQUEE</text:p>
          <draw:enhanced-geometry svg:viewBox="0 0 21600 21600" draw:type="rectangle" draw:enhanced-path="M 0 0 L 21600 0 21600 21600 0 21600 0 0 Z N"/>
        </draw:custom-shape>
        <draw:measure draw:style-name="gr15" draw:text-style-name="P2" draw:layer="layout" svg:x1="12.1cm" svg:y1="8cm" svg:x2="12.1cm" svg:y2="6.8cm">
          <text:p text:style-name="P2"><text:span text:style-name="T1">120 mm</text:span></text:p>
        </draw:measure>
        <draw:measure draw:style-name="gr16" draw:text-style-name="P2" draw:layer="layout" svg:x1="16.9cm" svg:y1="4.6cm" svg:x2="16.9cm" svg:y2="6.001cm">
          <text:p text:style-name="P2"><text:span text:style-name="T1">144 mm</text:span></text:p>
        </draw:measure>
        <draw:custom-shape draw:style-name="gr17" draw:text-style-name="P1" draw:layer="layout" svg:width="5cm" svg:height="1.401cm" svg:x="12cm" svg:y="4.6cm">
          <text:p text:style-name="P3">TOP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cm" svg:height="2.9cm" svg:x="12.5cm" svg:y="12.5cm">
          <text:p text:style-name="P3">SCREEN</text:p>
          <text:p text:style-name="P3">CUTAWAY</text:p>
          <draw:enhanced-geometry svg:viewBox="0 0 21600 21600" draw:type="rectangle" draw:enhanced-path="M 0 0 L 21600 0 21600 21600 0 21600 0 0 Z N"/>
        </draw:custom-shape>
        <draw:measure draw:style-name="gr19" draw:text-style-name="P2" draw:layer="layout" svg:x1="7cm" svg:y1="18.9cm" svg:x2="2cm" svg:y2="18.9cm">
          <text:p text:style-name="P2"><text:span text:style-name="T1">500 mm</text:span></text:p>
        </draw:measure>
        <draw:measure draw:style-name="gr20" draw:text-style-name="P2" draw:layer="layout" svg:x1="17cm" svg:y1="18.9cm" svg:x2="12cm" svg:y2="18.9cm">
          <text:p text:style-name="P2"><text:span text:style-name="T1">500 mm</text:span></text:p>
        </draw:measure>
      </draw:page>
      <draw:page draw:name="page2" draw:style-name="dp1" draw:master-page-name="Default">
        <draw:measure draw:style-name="gr21" draw:text-style-name="P2" draw:layer="layout" svg:x1="12.122cm" svg:y1="10.261cm" svg:x2="12.122cm" svg:y2="16.661cm">
          <text:p text:style-name="P2"><text:span text:style-name="T1">636 mm</text:span></text:p>
        </draw:measure>
        <draw:measure draw:style-name="gr22" draw:text-style-name="P2" draw:layer="layout" svg:x1="12.222cm" svg:y1="16.561cm" svg:x2="7.722cm" svg:y2="16.566cm">
          <text:p text:style-name="P2"><text:span text:style-name="T1">454 mm</text:span></text:p>
        </draw:measure>
        <draw:line draw:style-name="gr23" draw:text-style-name="P1" draw:layer="layout" svg:x1="7.722cm" svg:y1="16.661cm" svg:x2="12.222cm" svg:y2="16.661cm">
          <text:p/>
        </draw:line>
        <draw:line draw:style-name="gr23" draw:text-style-name="P1" draw:layer="layout" svg:x1="7.722cm" svg:y1="16.661cm" svg:x2="7.722cm" svg:y2="15.461cm">
          <text:p/>
        </draw:line>
        <draw:line draw:style-name="gr1" draw:text-style-name="P1" draw:layer="layout" svg:x1="10.681cm" svg:y1="10.261cm" svg:x2="12.223cm" svg:y2="10.261cm">
          <text:p/>
        </draw:line>
        <draw:line draw:style-name="gr23" draw:text-style-name="P1" draw:layer="layout" svg:x1="10.132cm" svg:y1="11.439cm" svg:x2="10.681cm" svg:y2="10.261cm">
          <text:p/>
        </draw:line>
        <draw:line draw:style-name="gr23" draw:text-style-name="P1" draw:layer="layout" svg:x1="12.223cm" svg:y1="10.979cm" svg:x2="10.682cm" svg:y2="10.261cm">
          <text:p/>
        </draw:line>
        <draw:line draw:style-name="gr23" draw:text-style-name="P1" draw:layer="layout" svg:x1="12.222cm" svg:y1="16.661cm" svg:x2="12.222cm" svg:y2="10.979cm">
          <text:p/>
        </draw:line>
        <draw:line draw:style-name="gr23" draw:text-style-name="P1" draw:layer="layout" svg:x1="7.722cm" svg:y1="15.462cm" svg:x2="8.601cm" svg:y2="15.267cm">
          <text:p/>
        </draw:line>
        <draw:measure draw:style-name="gr24" draw:text-style-name="P2" draw:layer="layout" svg:x1="7.741cm" svg:y1="15.561cm" svg:x2="8.62cm" svg:y2="15.366cm">
          <text:p text:style-name="P2"><text:span text:style-name="T1">91 mm</text:span></text:p>
        </draw:measure>
        <draw:measure draw:style-name="gr25" draw:text-style-name="P2" draw:layer="layout" svg:x1="10.64cm" svg:y1="10.352cm" svg:x2="12.181cm" svg:y2="11.07cm">
          <text:p text:style-name="P2"><text:span text:style-name="T1"><text:measure text:kind="gap"/></text:span><text:span text:style-name="T1">166 mm</text:span><text:span text:style-name="T1"><text:measure text:kind="gap"/></text:span></text:p>
        </draw:measure>
        <draw:measure draw:style-name="gr26" draw:text-style-name="P2" draw:layer="layout" svg:x1="10.224cm" svg:y1="11.481cm" svg:x2="10.773cm" svg:y2="10.303cm">
          <text:p text:style-name="P2"><text:span text:style-name="T1">132 mm</text:span></text:p>
        </draw:measure>
        <draw:rect draw:style-name="gr23" draw:text-style-name="P1" draw:layer="layout" svg:width="0.378cm" svg:height="0.378cm" svg:x="7.767cm" svg:y="12.6cm">
          <text:p/>
        </draw:rect>
        <draw:circle draw:style-name="gr27" draw:text-style-name="P4" draw:layer="layout" svg:width="5.122cm" svg:height="5.122cm" svg:x="5.398cm" svg:y="10.223cm" draw:kind="arc" draw:start-angle="284.47" draw:end-angle="31.79">
          <text:p/>
        </draw:circle>
        <draw:circle draw:style-name="gr23" draw:text-style-name="P1" draw:layer="layout" svg:width="0.378cm" svg:height="0.378cm" svg:x="7.767cm" svg:y="12.6cm">
          <text:p/>
        </draw:circle>
        <draw:line draw:style-name="gr23" draw:text-style-name="P1" draw:layer="layout" svg:x1="8.145cm" svg:y1="12.978cm" svg:x2="7.767cm" svg:y2="12.6cm">
          <text:p/>
        </draw:line>
        <draw:line draw:style-name="gr23" draw:text-style-name="P1" draw:layer="layout" svg:x1="8.145cm" svg:y1="12.6cm" svg:x2="7.767cm" svg:y2="12.978cm">
          <text:p/>
        </draw:line>
        <draw:line draw:style-name="gr23" draw:text-style-name="P1" draw:layer="layout" svg:x1="7.767cm" svg:y1="12.6cm" svg:x2="9.77cm" svg:y2="14.603cm">
          <text:p/>
        </draw:line>
        <draw:measure draw:style-name="gr28" draw:text-style-name="P2" draw:layer="measurelines" svg:x1="7.885cm" svg:y1="12.859cm" svg:x2="9.699cm" svg:y2="14.673cm">
          <text:p text:style-name="P2"><text:span text:style-name="T1">R </text:span><text:span text:style-name="T1"><text:measure text:kind="gap"/></text:span><text:span text:style-name="T1">257 mm</text:span><text:span text:style-name="T1"><text:measure text:kind="gap"/></text:span></text:p>
        </draw:measure>
        <draw:measure draw:style-name="gr29" draw:text-style-name="P2" draw:layer="measurelines" svg:x1="7.823cm" svg:y1="16.661cm" svg:x2="7.823cm" svg:y2="15.463cm">
          <text:p text:style-name="P2"><text:span text:style-name="T1"><text:measure text:kind="gap"/></text:span><text:span text:style-name="T1">120 mm</text:span><text:span text:style-name="T1"><text:measure text:kind="gap"/></text:span></text:p>
        </draw:measure>
        <draw:line draw:style-name="gr1" draw:text-style-name="P1" draw:layer="layout" svg:x1="7.722cm" svg:y1="15.463cm" svg:x2="8.601cm" svg:y2="15.462cm">
          <text:p/>
        </draw:line>
        <draw:measure draw:style-name="gr30" draw:text-style-name="P2" draw:layer="measurelines" svg:x1="8.046cm" svg:y1="16.661cm" svg:x2="8.052cm" svg:y2="12.789cm">
          <text:p text:style-name="P2"><text:span text:style-name="T1"><text:measure text:kind="gap"/></text:span><text:span text:style-name="T1">388 mm</text:span><text:span text:style-name="T1"><text:measure text:kind="gap"/></text:span></text:p>
        </draw:measure>
        <draw:circle draw:style-name="gr31" draw:text-style-name="P5" draw:layer="layout" svg:width="1.603cm" svg:height="1.603cm" svg:x="10.397cm" svg:y="9.463cm" draw:kind="arc" draw:start-angle="319.27" draw:end-angle="0">
          <text:p/>
        </draw:circle>
        <draw:frame draw:style-name="gr32" draw:text-style-name="P6" draw:layer="layout" svg:width="1.145cm" svg:height="0.725cm" svg:x="11.078cm" svg:y="10.066cm">
          <draw:text-box>
            <text:p><text:span text:style-name="T2">25°</text:span></text:p>
          </draw:text-box>
        </draw:frame>
        <draw:line draw:style-name="gr1" draw:text-style-name="P1" draw:layer="layout" svg:x1="9.682cm" svg:y1="10.261cm" svg:x2="10.682cm" svg:y2="10.261cm">
          <text:p/>
        </draw:line>
        <draw:circle draw:style-name="gr33" draw:text-style-name="P1" draw:layer="layout" svg:width="1.116cm" svg:height="1.116cm" svg:x="9.906cm" svg:y="9.788cm" draw:kind="arc" draw:start-angle="171.59" draw:end-angle="262.58">
          <text:p/>
        </draw:circle>
        <draw:frame draw:style-name="gr32" draw:text-style-name="P6" draw:layer="layout" svg:width="1.145cm" svg:height="0.725cm" svg:x="9.701cm" svg:y="10.152cm">
          <draw:text-box>
            <text:p><text:span text:style-name="T2">65°</text:span></text:p>
          </draw:text-box>
        </draw:frame>
        <draw:circle draw:style-name="gr33" draw:text-style-name="P1" draw:layer="layout" svg:width="1.111cm" svg:height="1.111cm" svg:x="7.366cm" svg:y="14.83cm" draw:kind="arc" draw:start-angle="352.73" draw:end-angle="8.46">
          <text:p/>
        </draw:circle>
        <draw:frame draw:style-name="gr34" draw:text-style-name="P6" draw:layer="layout" svg:width="1.501cm" svg:height="0.725cm" svg:x="8.351cm" svg:y="15.056cm">
          <draw:text-box>
            <text:p><text:span text:style-name="T2">12.5°</text:span></text:p>
          </draw:text-box>
        </draw:frame>
        <draw:line draw:style-name="gr1" draw:text-style-name="P1" draw:layer="layout" svg:x1="12.222cm" svg:y1="10.979cm" svg:x2="12.223cm" svg:y2="10.261cm">
          <text:p/>
        </draw:line>
        <draw:measure draw:style-name="gr35" draw:text-style-name="P2" draw:layer="measurelines" svg:x1="10.683cm" svg:y1="10.359cm" svg:x2="12.223cm" svg:y2="10.359cm">
          <text:p text:style-name="P2"><text:span text:style-name="T1"><text:measure text:kind="gap"/></text:span><text:span text:style-name="T1">151 mm</text:span><text:span text:style-name="T1"><text:measure text:kind="gap"/></text:span></text:p>
        </draw:measure>
        <draw:line draw:style-name="gr1" draw:text-style-name="P1" draw:layer="layout" svg:x1="10.131cm" svg:y1="11.435cm" svg:x2="10.131cm" svg:y2="10.264cm">
          <text:p/>
        </draw:line>
        <draw:measure draw:style-name="gr36" draw:text-style-name="P2" draw:layer="measurelines" svg:x1="10.132cm" svg:y1="10.361cm" svg:x2="10.681cm" svg:y2="10.361cm">
          <text:p text:style-name="P2"><text:span text:style-name="T1">56 mm</text:span></text:p>
        </draw:measure>
        <draw:line draw:style-name="gr1" draw:text-style-name="P1" draw:layer="layout" svg:x1="7.952cm" svg:y1="16.661cm" svg:x2="7.952cm" svg:y2="12.785cm">
          <text:p/>
        </draw:line>
        <draw:measure draw:style-name="gr37" draw:text-style-name="P2" draw:layer="measurelines" svg:x1="7.952cm" svg:y1="16.561cm" svg:x2="7.723cm" svg:y2="16.561cm">
          <text:p text:style-name="P2"><text:span text:style-name="T1">23 mm</text:span><text:span text:style-name="T1"><text:measure text:kind="gap"/></text:span></text:p>
        </draw:measure>
        <draw:measure draw:style-name="gr38" draw:text-style-name="P2" draw:layer="measurelines" svg:x1="12.122cm" svg:y1="10.261cm" svg:x2="12.122cm" svg:y2="10.979cm">
          <text:p text:style-name="P2"><text:span text:style-name="T1">70 mm</text:span><text:span text:style-name="T1"><text:measure text:kind="gap"/></text:span></text:p>
        </draw:measure>
        <draw:measure draw:style-name="gr39" draw:text-style-name="P2" draw:layer="layout" svg:x1="10.237cm" svg:y1="11.433cm" svg:x2="10.237cm" svg:y2="10.26cm">
          <text:p text:style-name="P2"><text:span text:style-name="T1">120 mm</text:span><text:span text:style-name="T1"><text:measure text:kind="gap"/></text:span></text:p>
        </draw:measure>
        <draw:ellipse draw:style-name="gr33" draw:text-style-name="P1" draw:layer="layout" svg:width="1.449cm" svg:height="0.534cm" svg:x="10.085cm" svg:y="10.343cm" draw:kind="arc" draw:start-angle="234.78" draw:end-angle="342.77">
          <text:p/>
        </draw:ellipse>
        <draw:frame draw:style-name="gr32" draw:text-style-name="P6" draw:layer="layout" svg:width="1.145cm" svg:height="0.725cm" svg:x="10.356cm" svg:y="10.264cm">
          <draw:text-box>
            <text:p><text:span text:style-name="T2">90°</text:span></text:p>
          </draw:text-box>
        </draw:frame>
        <draw:measure draw:style-name="gr40" draw:text-style-name="P2" draw:layer="layout" svg:x1="8.601cm" svg:y1="15.363cm" svg:x2="7.723cm" svg:y2="15.363cm">
          <text:p text:style-name="P2"><text:span text:style-name="T1">89 mm</text:span><text:span text:style-name="T1"><text:measure text:kind="gap"/></text:span></text:p>
        </draw:measure>
        <draw:line draw:style-name="gr1" draw:text-style-name="P1" draw:layer="layout" svg:x1="8.601cm" svg:y1="15.267cm" svg:x2="8.601cm" svg:y2="15.4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21:32:22.087086411</meta:creation-date>
    <dc:date>2017-12-18T18:30:10.164304269</dc:date>
    <meta:editing-duration>PT49M49S</meta:editing-duration>
    <meta:editing-cycles>10</meta:editing-cycles>
    <meta:generator>LibreOffice/5.1.6.2$Linux_X86_64 LibreOffice_project/10m0$Build-2</meta:generator>
    <meta:document-statistic meta:object-count="64"/>
  </office:meta>
</office:document-meta>
</file>